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 draw:auto-grow-height="false" fo:min-height="0.749cm" fo:min-width="0.49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2.04cm"/>
    </style:style>
    <style:style style:name="gr3" style:family="graphic" style:parent-style-name="standard">
      <style:graphic-properties draw:stroke="none" svg:stroke-color="#000000" draw:fill="none" draw:fill-color="#ffffff" fo:min-height="1.02cm"/>
    </style:style>
    <style:style style:name="gr4" style:family="graphic" style:parent-style-name="standard">
      <style:graphic-properties draw:stroke="none" svg:stroke-color="#000000" draw:fill="none" draw:fill-color="#ffffff" fo:min-height="1.27cm"/>
    </style:style>
    <style:style style:name="gr5" style:family="graphic" style:parent-style-name="standard">
      <style:graphic-properties draw:stroke="none" svg:stroke-color="#000000" draw:fill="none" draw:fill-color="#ffffff" fo:min-height="1.8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4.835cm" svg:x="5.39cm" svg:y="3.3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3" draw:layer="layout" svg:width="3.175cm" svg:height="1.905cm" svg:x="2.27cm" svg:y="9.855cm">
          <draw:text-box>
            <text:p text:style-name="P2"><text:span text:style-name="T1">Election Official Login</text:span></text:p>
          </draw:text-box>
        </draw:frame>
        <draw:frame draw:style-name="gr3" draw:text-style-name="P3" draw:layer="layout" svg:width="3.81cm" svg:height="1.27cm" svg:x="6.36cm" svg:y="5.615cm">
          <draw:text-box>
            <text:p text:style-name="P3"><text:span text:style-name="T1">Create Blank Poll</text:span></text:p>
          </draw:text-box>
        </draw:frame>
        <draw:custom-shape draw:style-name="gr1" draw:text-style-name="P1" draw:layer="layout" svg:width="1.47cm" svg:height="3.81cm" svg:x="10.26cm" svg:y="4.1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3" draw:layer="layout" svg:width="3.175cm" svg:height="2.367cm" svg:x="11.16cm" svg:y="4.81cm">
          <draw:text-box>
            <text:p text:style-name="P3"><text:span text:style-name="T1">Complete Poll Questions and Specifications</text:span></text:p>
          </draw:text-box>
        </draw:frame>
        <draw:custom-shape draw:style-name="gr1" draw:text-style-name="P1" draw:layer="layout" svg:width="1.905cm" svg:height="3.34cm" svg:x="14.17cm" svg:y="4.34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3" draw:layer="layout" svg:width="2.54cm" svg:height="1.52cm" svg:x="15.575cm" svg:y="4.38cm">
          <draw:text-box>
            <text:p text:style-name="P3"><text:span text:style-name="T1">Publish Poll</text:span></text:p>
          </draw:text-box>
        </draw:frame>
        <draw:frame draw:style-name="gr4" draw:text-style-name="P3" draw:layer="layout" svg:width="3.675cm" svg:height="1.838cm" svg:x="15.24cm" svg:y="5.815cm">
          <draw:text-box>
            <text:p text:style-name="P3"><text:span text:style-name="T1">Set Date / Time of Poll Availability</text:span></text:p>
          </draw:text-box>
        </draw:frame>
        <draw:frame draw:style-name="gr3" draw:text-style-name="P3" draw:layer="layout" svg:width="3.81cm" svg:height="1.309cm" svg:x="6.515cm" svg:y="9.635cm">
          <draw:text-box>
            <text:p text:style-name="P3"><text:span text:style-name="T1">Create Poll From Template</text:span></text:p>
          </draw:text-box>
        </draw:frame>
        <draw:frame draw:style-name="gr5" draw:text-style-name="P3" draw:layer="layout" svg:width="3.81cm" svg:height="2.08cm" svg:x="6.515cm" svg:y="15.43cm">
          <draw:text-box>
            <text:p text:style-name="P3"><text:span text:style-name="T1">Display Available Poll Results</text:span></text:p>
          </draw:text-box>
        </draw:frame>
        <draw:custom-shape draw:style-name="gr1" draw:text-style-name="P1" draw:layer="layout" svg:width="1.47cm" svg:height="5.39cm" svg:x="10.26cm" svg:y="8.3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3" draw:layer="layout" svg:width="3.175cm" svg:height="4.483cm" svg:x="11.161cm" svg:y="8.811cm">
          <draw:text-box>
            <text:p text:style-name="P3"><text:span text:style-name="T1">Modify Question</text:span></text:p>
            <text:p text:style-name="P3"><text:span text:style-name="T1"/></text:p>
            <text:p text:style-name="P3"><text:span text:style-name="T1"/></text:p>
            <text:p text:style-name="P3"><text:span text:style-name="T1">Add Question</text:span></text:p>
            <text:p text:style-name="P3"><text:span text:style-name="T1"/></text:p>
            <text:p text:style-name="P3"><text:span text:style-name="T1">Complete Specifications</text:span></text:p>
          </draw:text-box>
        </draw:frame>
        <draw:custom-shape draw:style-name="gr1" draw:text-style-name="P1" draw:layer="layout" svg:width="1.905cm" svg:height="3.34cm" svg:x="14.171cm" svg:y="10.94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3" draw:layer="layout" svg:width="2.54cm" svg:height="1.52cm" svg:x="15.576cm" svg:y="10.98cm">
          <draw:text-box>
            <text:p text:style-name="P3"><text:span text:style-name="T1">Publish Poll</text:span></text:p>
          </draw:text-box>
        </draw:frame>
        <draw:frame draw:style-name="gr4" draw:text-style-name="P3" draw:layer="layout" svg:width="3.675cm" svg:height="1.838cm" svg:x="15.241cm" svg:y="12.415cm">
          <draw:text-box>
            <text:p text:style-name="P3"><text:span text:style-name="T1">Set Date / Time of Poll Availabilit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Andrew Butcher</meta:initial-creator>
    <meta:creation-date>2008-11-11T22:55:39</meta:creation-date>
    <dc:creator>Andrew Butcher</dc:creator>
    <dc:date>2008-11-12T00:10:18</dc:date>
    <meta:editing-cycles>3</meta:editing-cycles>
    <meta:editing-duration>PT14M7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